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a92760" officeooo:paragraph-rsid="00a92760"/>
    </style:style>
    <style:style style:name="P2" style:family="paragraph" style:parent-style-name="Text_20_body">
      <style:text-properties fo:language="en" fo:country="US" officeooo:rsid="010760cf" officeooo:paragraph-rsid="010760cf"/>
    </style:style>
    <style:style style:name="P3" style:family="paragraph" style:parent-style-name="Heading_20_1">
      <style:text-properties fo:language="en" fo:country="US" officeooo:rsid="00aee79a" officeooo:paragraph-rsid="00aee79a"/>
    </style:style>
    <style:style style:name="P4" style:family="paragraph" style:parent-style-name="Heading_20_1">
      <style:text-properties fo:language="en" fo:country="US" officeooo:rsid="01371f49" officeooo:paragraph-rsid="01371f49"/>
    </style:style>
    <style:style style:name="P5" style:family="paragraph" style:parent-style-name="Heading_20_1">
      <style:text-properties officeooo:rsid="010e246e" officeooo:paragraph-rsid="010e246e"/>
    </style:style>
    <style:style style:name="P6" style:family="paragraph" style:parent-style-name="Heading_20_2">
      <style:text-properties fo:language="en" fo:country="US" officeooo:rsid="006d5b12" officeooo:paragraph-rsid="006d5b12"/>
    </style:style>
    <style:style style:name="P7" style:family="paragraph" style:parent-style-name="Heading_20_2">
      <style:text-properties fo:language="en" fo:country="US" officeooo:rsid="007b7037" officeooo:paragraph-rsid="007b7037"/>
    </style:style>
    <style:style style:name="P8" style:family="paragraph" style:parent-style-name="Heading_20_2">
      <style:text-properties fo:language="en" fo:country="US" officeooo:rsid="00890721" officeooo:paragraph-rsid="00890721"/>
    </style:style>
    <style:style style:name="P9" style:family="paragraph" style:parent-style-name="Heading_20_2">
      <style:text-properties fo:language="en" fo:country="US" officeooo:rsid="00940632" officeooo:paragraph-rsid="00940632"/>
    </style:style>
    <style:style style:name="P10" style:family="paragraph" style:parent-style-name="Heading_20_2">
      <style:text-properties fo:language="en" fo:country="US" officeooo:rsid="009c9d8a" officeooo:paragraph-rsid="009c9d8a"/>
    </style:style>
    <style:style style:name="P11" style:family="paragraph" style:parent-style-name="Heading_20_2">
      <style:text-properties fo:language="en" fo:country="US" officeooo:rsid="00b069c6" officeooo:paragraph-rsid="00b069c6"/>
    </style:style>
    <style:style style:name="P12" style:family="paragraph" style:parent-style-name="Heading_20_2">
      <style:text-properties fo:language="en" fo:country="US" officeooo:rsid="00cf71d3" officeooo:paragraph-rsid="00cf71d3"/>
    </style:style>
    <style:style style:name="P13" style:family="paragraph" style:parent-style-name="Heading_20_2">
      <style:text-properties fo:language="en" fo:country="US" officeooo:rsid="00e4a733" officeooo:paragraph-rsid="00e4a733"/>
    </style:style>
    <style:style style:name="P14" style:family="paragraph" style:parent-style-name="Heading_20_2">
      <style:text-properties fo:language="en" fo:country="US" officeooo:rsid="0111669b" officeooo:paragraph-rsid="0111669b"/>
    </style:style>
    <style:style style:name="P15" style:family="paragraph" style:parent-style-name="Heading_20_2">
      <style:text-properties fo:language="en" fo:country="US" officeooo:rsid="0118f6e5" officeooo:paragraph-rsid="0118f6e5"/>
    </style:style>
    <style:style style:name="P16" style:family="paragraph" style:parent-style-name="Heading_20_2">
      <style:text-properties fo:language="en" fo:country="US" officeooo:rsid="011bb2a0" officeooo:paragraph-rsid="011bb2a0"/>
    </style:style>
    <style:style style:name="P17" style:family="paragraph" style:parent-style-name="Heading_20_2">
      <style:text-properties fo:language="en" fo:country="US" officeooo:rsid="0120daa8" officeooo:paragraph-rsid="0120daa8"/>
    </style:style>
    <style:style style:name="P18" style:family="paragraph" style:parent-style-name="Heading_20_2">
      <style:text-properties fo:language="en" fo:country="US" officeooo:rsid="012d1308" officeooo:paragraph-rsid="012d1308"/>
    </style:style>
    <style:style style:name="P19" style:family="paragraph" style:parent-style-name="Text_20_body" style:list-style-name="L1">
      <style:text-properties fo:language="en" fo:country="US" officeooo:rsid="006d5b12" officeooo:paragraph-rsid="006d5b12"/>
    </style:style>
    <style:style style:name="P20" style:family="paragraph" style:parent-style-name="Text_20_body" style:list-style-name="L1">
      <style:text-properties fo:language="en" fo:country="US" officeooo:rsid="006e1280" officeooo:paragraph-rsid="006e1280"/>
    </style:style>
    <style:style style:name="P21" style:family="paragraph" style:parent-style-name="Text_20_body" style:list-style-name="L1">
      <style:text-properties fo:language="en" fo:country="US" officeooo:rsid="006e6e1d" officeooo:paragraph-rsid="006e6e1d"/>
    </style:style>
    <style:style style:name="P22" style:family="paragraph" style:parent-style-name="Text_20_body" style:list-style-name="L1">
      <style:text-properties fo:language="en" fo:country="US" officeooo:rsid="006f80f2" officeooo:paragraph-rsid="006f80f2"/>
    </style:style>
    <style:style style:name="P23" style:family="paragraph" style:parent-style-name="Text_20_body" style:list-style-name="L1">
      <style:text-properties fo:language="en" fo:country="US" officeooo:rsid="00712134" officeooo:paragraph-rsid="00712134"/>
    </style:style>
    <style:style style:name="P24" style:family="paragraph" style:parent-style-name="Text_20_body" style:list-style-name="L1">
      <style:text-properties fo:language="en" fo:country="US" officeooo:rsid="0072823d" officeooo:paragraph-rsid="0072823d"/>
    </style:style>
    <style:style style:name="P25" style:family="paragraph" style:parent-style-name="Text_20_body" style:list-style-name="L1">
      <style:text-properties fo:language="en" fo:country="US" officeooo:rsid="007421ee" officeooo:paragraph-rsid="007421ee"/>
    </style:style>
    <style:style style:name="P26" style:family="paragraph" style:parent-style-name="Text_20_body" style:list-style-name="L1">
      <style:text-properties fo:language="en" fo:country="US" officeooo:rsid="00756c01" officeooo:paragraph-rsid="00756c01"/>
    </style:style>
    <style:style style:name="P27" style:family="paragraph" style:parent-style-name="Text_20_body" style:list-style-name="L1">
      <style:text-properties fo:language="en" fo:country="US" officeooo:rsid="007717d2" officeooo:paragraph-rsid="007717d2"/>
    </style:style>
    <style:style style:name="P28" style:family="paragraph" style:parent-style-name="Text_20_body" style:list-style-name="L1">
      <style:text-properties fo:language="en" fo:country="US" officeooo:rsid="00784a5c" officeooo:paragraph-rsid="00784a5c"/>
    </style:style>
    <style:style style:name="P29" style:family="paragraph" style:parent-style-name="Text_20_body" style:list-style-name="L1">
      <style:text-properties fo:language="en" fo:country="US" officeooo:rsid="0079c3a4" officeooo:paragraph-rsid="0079c3a4"/>
    </style:style>
    <style:style style:name="P30" style:family="paragraph" style:parent-style-name="Text_20_body" style:list-style-name="L2">
      <style:text-properties fo:language="en" fo:country="US" officeooo:rsid="007f4ab3" officeooo:paragraph-rsid="007f4ab3"/>
    </style:style>
    <style:style style:name="P31" style:family="paragraph" style:parent-style-name="Text_20_body" style:list-style-name="L2">
      <style:text-properties fo:language="en" fo:country="US" officeooo:rsid="007f91ec" officeooo:paragraph-rsid="007f91ec"/>
    </style:style>
    <style:style style:name="P32" style:family="paragraph" style:parent-style-name="Text_20_body" style:list-style-name="L2">
      <style:text-properties fo:language="en" fo:country="US" officeooo:rsid="008129c1" officeooo:paragraph-rsid="008129c1"/>
    </style:style>
    <style:style style:name="P33" style:family="paragraph" style:parent-style-name="Text_20_body" style:list-style-name="L2">
      <style:text-properties fo:language="en" fo:country="US" officeooo:rsid="0082d6df" officeooo:paragraph-rsid="0082d6df"/>
    </style:style>
    <style:style style:name="P34" style:family="paragraph" style:parent-style-name="Text_20_body" style:list-style-name="L2">
      <style:text-properties fo:language="en" fo:country="US" officeooo:rsid="00835f26" officeooo:paragraph-rsid="00835f26"/>
    </style:style>
    <style:style style:name="P35" style:family="paragraph" style:parent-style-name="Text_20_body" style:list-style-name="L2">
      <style:text-properties fo:language="en" fo:country="US" officeooo:rsid="0083b45d" officeooo:paragraph-rsid="0083b45d"/>
    </style:style>
    <style:style style:name="P36" style:family="paragraph" style:parent-style-name="Text_20_body" style:list-style-name="L2">
      <style:text-properties fo:language="en" fo:country="US" officeooo:rsid="0088e6d0" officeooo:paragraph-rsid="0088e6d0"/>
    </style:style>
    <style:style style:name="P37" style:family="paragraph" style:parent-style-name="Text_20_body" style:list-style-name="L3">
      <style:text-properties fo:language="en" fo:country="US" officeooo:rsid="00890721" officeooo:paragraph-rsid="00890721"/>
    </style:style>
    <style:style style:name="P38" style:family="paragraph" style:parent-style-name="Text_20_body" style:list-style-name="L3">
      <style:text-properties fo:language="en" fo:country="US" officeooo:rsid="00890fad" officeooo:paragraph-rsid="00890fad"/>
    </style:style>
    <style:style style:name="P39" style:family="paragraph" style:parent-style-name="Text_20_body" style:list-style-name="L3">
      <style:text-properties fo:language="en" fo:country="US" officeooo:rsid="008a0006" officeooo:paragraph-rsid="008a0006"/>
    </style:style>
    <style:style style:name="P40" style:family="paragraph" style:parent-style-name="Text_20_body" style:list-style-name="L3">
      <style:text-properties fo:language="en" fo:country="US" officeooo:rsid="008bf6fb" officeooo:paragraph-rsid="008bf6fb"/>
    </style:style>
    <style:style style:name="P41" style:family="paragraph" style:parent-style-name="Text_20_body" style:list-style-name="L3">
      <style:text-properties fo:language="en" fo:country="US" officeooo:rsid="008d6f98" officeooo:paragraph-rsid="008d6f98"/>
    </style:style>
    <style:style style:name="P42" style:family="paragraph" style:parent-style-name="Text_20_body" style:list-style-name="L3">
      <style:text-properties fo:language="en" fo:country="US" officeooo:rsid="008f3d6a" officeooo:paragraph-rsid="008f3d6a"/>
    </style:style>
    <style:style style:name="P43" style:family="paragraph" style:parent-style-name="Text_20_body" style:list-style-name="L3">
      <style:text-properties fo:language="en" fo:country="US" officeooo:rsid="00934bf3" officeooo:paragraph-rsid="00934bf3"/>
    </style:style>
    <style:style style:name="P44" style:family="paragraph" style:parent-style-name="Text_20_body" style:list-style-name="L4">
      <style:text-properties fo:language="en" fo:country="US" officeooo:rsid="00958855" officeooo:paragraph-rsid="00958855"/>
    </style:style>
    <style:style style:name="P45" style:family="paragraph" style:parent-style-name="Text_20_body" style:list-style-name="L4">
      <style:text-properties fo:language="en" fo:country="US" officeooo:rsid="00970dac" officeooo:paragraph-rsid="00970dac"/>
    </style:style>
    <style:style style:name="P46" style:family="paragraph" style:parent-style-name="Text_20_body" style:list-style-name="L4">
      <style:text-properties fo:language="en" fo:country="US" officeooo:rsid="00973b5f" officeooo:paragraph-rsid="00973b5f"/>
    </style:style>
    <style:style style:name="P47" style:family="paragraph" style:parent-style-name="Text_20_body" style:list-style-name="L4">
      <style:text-properties fo:language="en" fo:country="US" officeooo:rsid="0099d4fe" officeooo:paragraph-rsid="0099d4fe"/>
    </style:style>
    <style:style style:name="P48" style:family="paragraph" style:parent-style-name="Text_20_body" style:list-style-name="L4">
      <style:text-properties fo:language="en" fo:country="US" officeooo:rsid="009ad97a" officeooo:paragraph-rsid="009ad97a"/>
    </style:style>
    <style:style style:name="P49" style:family="paragraph" style:parent-style-name="Text_20_body" style:list-style-name="L5">
      <style:text-properties fo:language="en" fo:country="US" officeooo:rsid="009c9d8a" officeooo:paragraph-rsid="009c9d8a"/>
    </style:style>
    <style:style style:name="P50" style:family="paragraph" style:parent-style-name="Text_20_body" style:list-style-name="L5">
      <style:text-properties fo:language="en" fo:country="US" officeooo:rsid="00a7438c" officeooo:paragraph-rsid="00a7438c"/>
    </style:style>
    <style:style style:name="P51" style:family="paragraph" style:parent-style-name="Text_20_body" style:list-style-name="L5">
      <style:text-properties fo:language="en" fo:country="US" officeooo:rsid="009d36d4" officeooo:paragraph-rsid="009d36d4"/>
    </style:style>
    <style:style style:name="P52" style:family="paragraph" style:parent-style-name="Text_20_body" style:list-style-name="L6">
      <style:text-properties fo:language="en" fo:country="US" officeooo:rsid="00bcfeb0" officeooo:paragraph-rsid="00bcfeb0"/>
    </style:style>
    <style:style style:name="P53" style:family="paragraph" style:parent-style-name="Text_20_body" style:list-style-name="L6">
      <style:text-properties fo:language="en" fo:country="US" officeooo:rsid="00c84787" officeooo:paragraph-rsid="00c84787"/>
    </style:style>
    <style:style style:name="P54" style:family="paragraph" style:parent-style-name="Text_20_body" style:list-style-name="L6">
      <style:text-properties fo:language="en" fo:country="US" officeooo:rsid="00c9d37d" officeooo:paragraph-rsid="00c9d37d"/>
    </style:style>
    <style:style style:name="P55" style:family="paragraph" style:parent-style-name="Text_20_body" style:list-style-name="L6">
      <style:text-properties fo:language="en" fo:country="US" officeooo:rsid="00cb3611" officeooo:paragraph-rsid="00cb3611"/>
    </style:style>
    <style:style style:name="P56" style:family="paragraph" style:parent-style-name="Text_20_body" style:list-style-name="L7">
      <style:text-properties fo:language="en" fo:country="US" officeooo:rsid="00d36edb" officeooo:paragraph-rsid="00d36edb"/>
    </style:style>
    <style:style style:name="P57" style:family="paragraph" style:parent-style-name="Text_20_body" style:list-style-name="L7">
      <style:text-properties fo:language="en" fo:country="US" officeooo:rsid="00d50248" officeooo:paragraph-rsid="00d50248"/>
    </style:style>
    <style:style style:name="P58" style:family="paragraph" style:parent-style-name="Text_20_body" style:list-style-name="L7">
      <style:text-properties fo:language="en" fo:country="US" officeooo:rsid="00e19f55" officeooo:paragraph-rsid="00e19f55"/>
    </style:style>
    <style:style style:name="P59" style:family="paragraph" style:parent-style-name="Text_20_body" style:list-style-name="L7">
      <style:text-properties fo:language="en" fo:country="US" officeooo:rsid="00e1cdd3" officeooo:paragraph-rsid="00e1cdd3"/>
    </style:style>
    <style:style style:name="P60" style:family="paragraph" style:parent-style-name="Text_20_body" style:list-style-name="L7">
      <style:text-properties fo:language="en" fo:country="US" officeooo:rsid="00e3a769" officeooo:paragraph-rsid="00e3a769"/>
    </style:style>
    <style:style style:name="P61" style:family="paragraph" style:parent-style-name="Text_20_body" style:list-style-name="L8">
      <style:text-properties fo:language="en" fo:country="US" officeooo:rsid="00e6406f" officeooo:paragraph-rsid="00e6406f" fo:background-color="transparent"/>
    </style:style>
    <style:style style:name="P62" style:family="paragraph" style:parent-style-name="Text_20_body" style:list-style-name="L8">
      <style:text-properties fo:language="en" fo:country="US" officeooo:rsid="00e69cf8" officeooo:paragraph-rsid="00e69cf8" fo:background-color="transparent"/>
    </style:style>
    <style:style style:name="P63" style:family="paragraph" style:parent-style-name="Text_20_body" style:list-style-name="L8">
      <style:text-properties fo:language="en" fo:country="US" officeooo:rsid="00e84a9c" officeooo:paragraph-rsid="00e84a9c"/>
    </style:style>
    <style:style style:name="P64" style:family="paragraph" style:parent-style-name="Text_20_body" style:list-style-name="L8">
      <style:text-properties fo:language="en" fo:country="US" officeooo:rsid="00e9edda" officeooo:paragraph-rsid="00e9edda"/>
    </style:style>
    <style:style style:name="P65" style:family="paragraph" style:parent-style-name="Text_20_body" style:list-style-name="L8">
      <style:text-properties fo:language="en" fo:country="US" officeooo:rsid="00ec6551" officeooo:paragraph-rsid="00ec6551"/>
    </style:style>
    <style:style style:name="P66" style:family="paragraph" style:parent-style-name="Text_20_body" style:list-style-name="L8">
      <style:text-properties fo:language="en" fo:country="US" officeooo:rsid="00ee3d48" officeooo:paragraph-rsid="00ee3d48"/>
    </style:style>
    <style:style style:name="P67" style:family="paragraph" style:parent-style-name="Text_20_body" style:list-style-name="L8">
      <style:text-properties fo:language="en" fo:country="US" officeooo:rsid="00ef9329" officeooo:paragraph-rsid="00ef9329"/>
    </style:style>
    <style:style style:name="P68" style:family="paragraph" style:parent-style-name="Text_20_body" style:list-style-name="L8">
      <style:text-properties fo:language="en" fo:country="US" officeooo:rsid="00efcbd5" officeooo:paragraph-rsid="00efcbd5"/>
    </style:style>
    <style:style style:name="P69" style:family="paragraph" style:parent-style-name="Text_20_body" style:list-style-name="L8">
      <style:text-properties fo:language="en" fo:country="US" officeooo:rsid="00f10431" officeooo:paragraph-rsid="00f10431"/>
    </style:style>
    <style:style style:name="P70" style:family="paragraph" style:parent-style-name="Text_20_body" style:list-style-name="L8">
      <style:text-properties fo:language="en" fo:country="US" officeooo:rsid="00f18c5e" officeooo:paragraph-rsid="00f18c5e"/>
    </style:style>
    <style:style style:name="P71" style:family="paragraph" style:parent-style-name="Text_20_body" style:list-style-name="L9">
      <style:text-properties fo:language="en" fo:country="US" officeooo:rsid="0111669b" officeooo:paragraph-rsid="0111669b"/>
    </style:style>
    <style:style style:name="P72" style:family="paragraph" style:parent-style-name="Text_20_body" style:list-style-name="L9">
      <style:text-properties fo:language="en" fo:country="US" officeooo:rsid="0112d9bb" officeooo:paragraph-rsid="0112d9bb"/>
    </style:style>
    <style:style style:name="P73" style:family="paragraph" style:parent-style-name="Text_20_body" style:list-style-name="L9">
      <style:text-properties fo:language="en" fo:country="US" officeooo:rsid="011711df" officeooo:paragraph-rsid="011711df"/>
    </style:style>
    <style:style style:name="P74" style:family="paragraph" style:parent-style-name="Text_20_body" style:list-style-name="L10">
      <style:text-properties fo:language="en" fo:country="US" officeooo:rsid="0119ade9" officeooo:paragraph-rsid="0119ade9"/>
    </style:style>
    <style:style style:name="P75" style:family="paragraph" style:parent-style-name="Text_20_body" style:list-style-name="L10">
      <style:text-properties fo:language="en" fo:country="US" officeooo:rsid="0119e42a" officeooo:paragraph-rsid="0119e42a"/>
    </style:style>
    <style:style style:name="P76" style:family="paragraph" style:parent-style-name="Text_20_body" style:list-style-name="L10">
      <style:text-properties fo:language="en" fo:country="US" officeooo:rsid="011a43b5" officeooo:paragraph-rsid="011a43b5"/>
    </style:style>
    <style:style style:name="P77" style:family="paragraph" style:parent-style-name="Text_20_body" style:list-style-name="L11">
      <style:text-properties fo:language="en" fo:country="US" officeooo:rsid="011d3ca5" officeooo:paragraph-rsid="011d3ca5"/>
    </style:style>
    <style:style style:name="P78" style:family="paragraph" style:parent-style-name="Text_20_body" style:list-style-name="L11">
      <style:text-properties fo:language="en" fo:country="US" officeooo:rsid="011d3d2e" officeooo:paragraph-rsid="011d3d2e"/>
    </style:style>
    <style:style style:name="P79" style:family="paragraph" style:parent-style-name="Text_20_body" style:list-style-name="L11">
      <style:text-properties fo:language="en" fo:country="US" officeooo:rsid="011ee556" officeooo:paragraph-rsid="011ee556"/>
    </style:style>
    <style:style style:name="P80" style:family="paragraph" style:parent-style-name="Text_20_body" style:list-style-name="L11">
      <style:text-properties fo:language="en" fo:country="US" officeooo:rsid="0120bff4" officeooo:paragraph-rsid="0120bff4"/>
    </style:style>
    <style:style style:name="P81" style:family="paragraph" style:parent-style-name="Text_20_body" style:list-style-name="L12">
      <style:text-properties fo:language="en" fo:country="US" officeooo:rsid="0124fd20" officeooo:paragraph-rsid="0124fd20"/>
    </style:style>
    <style:style style:name="P82" style:family="paragraph" style:parent-style-name="Text_20_body" style:list-style-name="L12">
      <style:text-properties fo:language="en" fo:country="US" officeooo:rsid="0126c485" officeooo:paragraph-rsid="0126c485"/>
    </style:style>
    <style:style style:name="P83" style:family="paragraph" style:parent-style-name="Text_20_body" style:list-style-name="L12">
      <style:text-properties fo:language="en" fo:country="US" officeooo:rsid="012a9c51" officeooo:paragraph-rsid="012a9c51"/>
    </style:style>
    <style:style style:name="P84" style:family="paragraph" style:parent-style-name="Text_20_body" style:list-style-name="L13">
      <style:text-properties fo:language="en" fo:country="US" officeooo:rsid="012d1308" officeooo:paragraph-rsid="012d1308"/>
    </style:style>
    <style:style style:name="P85" style:family="paragraph" style:parent-style-name="Text_20_body" style:list-style-name="L14">
      <style:text-properties fo:language="en" fo:country="US" officeooo:rsid="0139086c" officeooo:paragraph-rsid="0139086c"/>
    </style:style>
    <style:style style:name="P86" style:family="paragraph" style:parent-style-name="Text_20_body" style:list-style-name="L14">
      <style:text-properties fo:language="en" fo:country="US" officeooo:rsid="013bb75d" officeooo:paragraph-rsid="013bb75d"/>
    </style:style>
    <style:style style:name="P87" style:family="paragraph" style:parent-style-name="Text_20_body" style:list-style-name="L14">
      <style:text-properties fo:language="en" fo:country="US" officeooo:rsid="013d9e69" officeooo:paragraph-rsid="013d9e69"/>
    </style:style>
    <style:style style:name="P88" style:family="paragraph" style:parent-style-name="Text_20_body" style:list-style-name="L14">
      <style:text-properties fo:language="en" fo:country="US" officeooo:rsid="013da9b4" officeooo:paragraph-rsid="013da9b4"/>
    </style:style>
    <style:style style:name="P89" style:family="paragraph" style:parent-style-name="Text_20_body" style:list-style-name="L14">
      <style:text-properties fo:language="en" fo:country="US" officeooo:rsid="013fe417" officeooo:paragraph-rsid="013fe417"/>
    </style:style>
    <style:style style:name="P90" style:family="paragraph" style:parent-style-name="Text_20_body" style:list-style-name="L14">
      <style:text-properties fo:language="en" fo:country="US" officeooo:rsid="01413f6f" officeooo:paragraph-rsid="01413f6f"/>
    </style:style>
    <style:style style:name="P91" style:family="paragraph" style:parent-style-name="Text_20_body" style:list-style-name="L14">
      <style:text-properties fo:language="en" fo:country="US" officeooo:rsid="0142999f" officeooo:paragraph-rsid="0142999f"/>
    </style:style>
    <style:style style:name="P92" style:family="paragraph" style:parent-style-name="Text_20_body" style:list-style-name="L14">
      <style:text-properties fo:language="en" fo:country="US" officeooo:rsid="0147538d" officeooo:paragraph-rsid="0147538d"/>
    </style:style>
    <style:style style:name="P93" style:family="paragraph" style:parent-style-name="Text_20_body" style:list-style-name="L14">
      <style:text-properties fo:language="en" fo:country="US" officeooo:rsid="0148c098" officeooo:paragraph-rsid="0148c098"/>
    </style:style>
    <style:style style:name="P94" style:family="paragraph" style:parent-style-name="Text_20_body" style:list-style-name="L14">
      <style:text-properties fo:language="en" fo:country="US" officeooo:rsid="014a84f1" officeooo:paragraph-rsid="014a84f1"/>
    </style:style>
    <style:style style:name="P95" style:family="paragraph" style:parent-style-name="Text_20_body" style:list-style-name="L14">
      <style:text-properties fo:language="en" fo:country="US" officeooo:rsid="014c3976" officeooo:paragraph-rsid="014c3976"/>
    </style:style>
    <style:style style:name="P96" style:family="paragraph" style:parent-style-name="Text_20_body" style:list-style-name="L14">
      <style:text-properties fo:language="en" fo:country="US" officeooo:rsid="014ccd05" officeooo:paragraph-rsid="014ccd05"/>
    </style:style>
    <style:style style:name="P97" style:family="paragraph" style:parent-style-name="Text_20_body" style:list-style-name="L14">
      <style:text-properties fo:language="en" fo:country="US" officeooo:rsid="014df176" officeooo:paragraph-rsid="014df176"/>
    </style:style>
    <style:style style:name="P98" style:family="paragraph" style:parent-style-name="Text_20_body" style:list-style-name="L14">
      <style:text-properties fo:language="en" fo:country="US" officeooo:rsid="014f02e9" officeooo:paragraph-rsid="014f02e9"/>
    </style:style>
    <style:style style:name="P99" style:family="paragraph" style:parent-style-name="Text_20_body" style:list-style-name="L14">
      <style:text-properties fo:language="en" fo:country="US" officeooo:rsid="0150d449" officeooo:paragraph-rsid="0150d449"/>
    </style:style>
    <style:style style:name="P100" style:family="paragraph" style:parent-style-name="Text_20_body" style:list-style-name="L14">
      <style:text-properties fo:language="en" fo:country="US" officeooo:rsid="01525f13" officeooo:paragraph-rsid="01525f13"/>
    </style:style>
    <style:style style:name="P101" style:family="paragraph" style:parent-style-name="Text_20_body" style:list-style-name="L14">
      <style:text-properties fo:language="en" fo:country="US" officeooo:rsid="015261cf" officeooo:paragraph-rsid="015261cf"/>
    </style:style>
    <style:style style:name="P102" style:family="paragraph" style:parent-style-name="Text_20_body" style:list-style-name="L14">
      <style:text-properties fo:language="en" fo:country="US" officeooo:rsid="015293fd" officeooo:paragraph-rsid="015293fd"/>
    </style:style>
    <style:style style:name="P103" style:family="paragraph" style:parent-style-name="Text_20_body" style:list-style-name="L14">
      <style:text-properties fo:language="en" fo:country="US" officeooo:rsid="0153d55c" officeooo:paragraph-rsid="0153d55c"/>
    </style:style>
    <style:style style:name="P104" style:family="paragraph" style:parent-style-name="Text_20_body" style:list-style-name="L14">
      <style:text-properties fo:language="en" fo:country="US" officeooo:rsid="01558e0e" officeooo:paragraph-rsid="01558e0e"/>
    </style:style>
    <style:style style:name="P105" style:family="paragraph" style:parent-style-name="Text_20_body" style:list-style-name="L14">
      <style:text-properties fo:language="en" fo:country="US" officeooo:rsid="0158016e" officeooo:paragraph-rsid="0158016e"/>
    </style:style>
    <style:style style:name="P106" style:family="paragraph" style:parent-style-name="Text_20_body" style:list-style-name="L14">
      <style:text-properties fo:language="en" fo:country="US" officeooo:rsid="0159d32a" officeooo:paragraph-rsid="0159d32a"/>
    </style:style>
    <style:style style:name="P107" style:family="paragraph" style:parent-style-name="Text_20_body" style:list-style-name="L14">
      <style:text-properties fo:language="en" fo:country="US" officeooo:rsid="015a386f" officeooo:paragraph-rsid="015a386f"/>
    </style:style>
    <style:style style:name="P108" style:family="paragraph" style:parent-style-name="Text_20_body" style:list-style-name="L14">
      <style:text-properties fo:language="en" fo:country="US" officeooo:rsid="015cc7b3" officeooo:paragraph-rsid="015cc7b3"/>
    </style:style>
    <style:style style:name="P109" style:family="paragraph" style:parent-style-name="Text_20_body" style:list-style-name="L14">
      <style:text-properties fo:language="en" fo:country="US" officeooo:rsid="015f9687" officeooo:paragraph-rsid="015f9687"/>
    </style:style>
    <style:style style:name="P110" style:family="paragraph" style:parent-style-name="Text_20_body" style:list-style-name="L14">
      <style:text-properties fo:language="en" fo:country="US" officeooo:rsid="016034dd" officeooo:paragraph-rsid="016034dd"/>
    </style:style>
    <style:style style:name="P111" style:family="paragraph" style:parent-style-name="Text_20_body" style:list-style-name="L2">
      <style:text-properties officeooo:rsid="007d40b6" officeooo:paragraph-rsid="007d40b6"/>
    </style:style>
    <style:style style:name="P112" style:family="paragraph" style:parent-style-name="Text_20_body" style:list-style-name="L2">
      <style:text-properties officeooo:rsid="0084cccb" officeooo:paragraph-rsid="0084cccb"/>
    </style:style>
    <style:style style:name="P113" style:family="paragraph" style:parent-style-name="Text_20_body" style:list-style-name="L2">
      <style:text-properties officeooo:rsid="00867aeb" officeooo:paragraph-rsid="00867aeb"/>
    </style:style>
    <style:style style:name="P114" style:family="paragraph" style:parent-style-name="Text_20_body" style:list-style-name="L3">
      <style:text-properties officeooo:rsid="00903177" officeooo:paragraph-rsid="00903177"/>
    </style:style>
    <style:style style:name="P115" style:family="paragraph" style:parent-style-name="Text_20_body" style:list-style-name="L3">
      <style:text-properties officeooo:rsid="00928bb5" officeooo:paragraph-rsid="00928bb5"/>
    </style:style>
    <style:style style:name="P116" style:family="paragraph" style:parent-style-name="Text_20_body" style:list-style-name="L4">
      <style:text-properties officeooo:rsid="00970dac" officeooo:paragraph-rsid="00970dac"/>
    </style:style>
    <style:style style:name="P117" style:family="paragraph" style:parent-style-name="Text_20_body" style:list-style-name="L6">
      <style:text-properties officeooo:rsid="00b1fad7" officeooo:paragraph-rsid="00b1fad7"/>
    </style:style>
    <style:style style:name="P118" style:family="paragraph" style:parent-style-name="Text_20_body" style:list-style-name="L6">
      <style:text-properties officeooo:rsid="00fcaeb8" officeooo:paragraph-rsid="00fcaeb8"/>
    </style:style>
    <style:style style:name="P119" style:family="paragraph" style:parent-style-name="Text_20_body" style:list-style-name="L6">
      <style:text-properties officeooo:rsid="00b5717f" officeooo:paragraph-rsid="00b5717f"/>
    </style:style>
    <style:style style:name="P120" style:family="paragraph" style:parent-style-name="Text_20_body" style:list-style-name="L6">
      <style:text-properties officeooo:rsid="00b70453" officeooo:paragraph-rsid="00b70453"/>
    </style:style>
    <style:style style:name="P121" style:family="paragraph" style:parent-style-name="Text_20_body" style:list-style-name="L6">
      <style:text-properties officeooo:rsid="00b7e5b1" officeooo:paragraph-rsid="00b7e5b1"/>
    </style:style>
    <style:style style:name="P122" style:family="paragraph" style:parent-style-name="Text_20_body" style:list-style-name="L6">
      <style:text-properties officeooo:rsid="00b8c2c4" officeooo:paragraph-rsid="00b8c2c4"/>
    </style:style>
    <style:style style:name="P123" style:family="paragraph" style:parent-style-name="Text_20_body" style:list-style-name="L6">
      <style:text-properties officeooo:rsid="00b9c19a" officeooo:paragraph-rsid="00b9c19a"/>
    </style:style>
    <style:style style:name="P124" style:family="paragraph" style:parent-style-name="Text_20_body" style:list-style-name="L6">
      <style:text-properties officeooo:rsid="00bb8af6" officeooo:paragraph-rsid="00bb8af6"/>
    </style:style>
    <style:style style:name="P125" style:family="paragraph" style:parent-style-name="Text_20_body" style:list-style-name="L6">
      <style:text-properties officeooo:rsid="00bf6819" officeooo:paragraph-rsid="00bf6819"/>
    </style:style>
    <style:style style:name="P126" style:family="paragraph" style:parent-style-name="Text_20_body" style:list-style-name="L6">
      <style:text-properties officeooo:rsid="00c1bdd4" officeooo:paragraph-rsid="00c1bdd4"/>
    </style:style>
    <style:style style:name="P127" style:family="paragraph" style:parent-style-name="Text_20_body" style:list-style-name="L6">
      <style:text-properties officeooo:rsid="00c558c9" officeooo:paragraph-rsid="00c558c9"/>
    </style:style>
    <style:style style:name="P128" style:family="paragraph" style:parent-style-name="Text_20_body" style:list-style-name="L6">
      <style:text-properties officeooo:rsid="00c6f0d8" officeooo:paragraph-rsid="00c6f0d8"/>
    </style:style>
    <style:style style:name="P129" style:family="paragraph" style:parent-style-name="Text_20_body" style:list-style-name="L7">
      <style:text-properties officeooo:rsid="00d04843" officeooo:paragraph-rsid="00d04843"/>
    </style:style>
    <style:style style:name="P130" style:family="paragraph" style:parent-style-name="Text_20_body" style:list-style-name="L7">
      <style:text-properties officeooo:rsid="00d6d237" officeooo:paragraph-rsid="00d6d237"/>
    </style:style>
    <style:style style:name="P131" style:family="paragraph" style:parent-style-name="Text_20_body" style:list-style-name="L7">
      <style:text-properties officeooo:rsid="00da51ae" officeooo:paragraph-rsid="00da51ae"/>
    </style:style>
    <style:style style:name="P132" style:family="paragraph" style:parent-style-name="Text_20_body" style:list-style-name="L7">
      <style:text-properties officeooo:rsid="00e0c1b2" officeooo:paragraph-rsid="00e0c1b2"/>
    </style:style>
    <style:style style:name="P133" style:family="paragraph" style:parent-style-name="Text_20_body" style:list-style-name="L8">
      <style:text-properties fo:color="#000000" officeooo:rsid="00e6406f" officeooo:paragraph-rsid="00e6406f" fo:background-color="transparent"/>
    </style:style>
    <style:style style:name="P134" style:family="paragraph" style:parent-style-name="Text_20_body" style:list-style-name="L9">
      <style:text-properties officeooo:rsid="0111669b" officeooo:paragraph-rsid="0111669b"/>
    </style:style>
    <style:style style:name="P135" style:family="paragraph" style:parent-style-name="Text_20_body" style:list-style-name="L9">
      <style:text-properties officeooo:rsid="0112d9bb" officeooo:paragraph-rsid="0112d9bb"/>
    </style:style>
    <style:style style:name="P136" style:family="paragraph" style:parent-style-name="Text_20_body" style:list-style-name="L9">
      <style:text-properties officeooo:rsid="011711df" officeooo:paragraph-rsid="011711df"/>
    </style:style>
    <style:style style:name="P137" style:family="paragraph" style:parent-style-name="Text_20_body" style:list-style-name="L10">
      <style:text-properties officeooo:rsid="0118fd8e" officeooo:paragraph-rsid="0118fd8e"/>
    </style:style>
    <style:style style:name="P138" style:family="paragraph" style:parent-style-name="Text_20_body" style:list-style-name="L11">
      <style:text-properties officeooo:rsid="011d3ca5" officeooo:paragraph-rsid="011d3ca5"/>
    </style:style>
    <style:style style:name="P139" style:family="paragraph" style:parent-style-name="Text_20_body" style:list-style-name="L11">
      <style:text-properties officeooo:rsid="011ee556" officeooo:paragraph-rsid="011ee556"/>
    </style:style>
    <style:style style:name="P140" style:family="paragraph" style:parent-style-name="Text_20_body" style:list-style-name="L12">
      <style:text-properties officeooo:rsid="0122b34a" officeooo:paragraph-rsid="0122b34a"/>
    </style:style>
    <style:style style:name="P141" style:family="paragraph" style:parent-style-name="Text_20_body" style:list-style-name="L12">
      <style:text-properties officeooo:rsid="0128f084" officeooo:paragraph-rsid="0128f084"/>
    </style:style>
    <style:style style:name="P142" style:family="paragraph" style:parent-style-name="Text_20_body" style:list-style-name="L12">
      <style:text-properties officeooo:rsid="012a4beb" officeooo:paragraph-rsid="012a4beb"/>
    </style:style>
    <style:style style:name="P143" style:family="paragraph" style:parent-style-name="Text_20_body" style:list-style-name="L13">
      <style:text-properties officeooo:rsid="012d1308" officeooo:paragraph-rsid="012d1308"/>
    </style:style>
    <style:style style:name="P144" style:family="paragraph" style:parent-style-name="Text_20_body" style:list-style-name="L13">
      <style:text-properties officeooo:rsid="012ec757" officeooo:paragraph-rsid="012ec757"/>
    </style:style>
    <style:style style:name="P145" style:family="paragraph" style:parent-style-name="Text_20_body">
      <style:text-properties officeooo:rsid="01302aa3" officeooo:paragraph-rsid="01302aa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6c5329"/>
    </style:style>
    <style:style style:name="T3" style:family="text">
      <style:text-properties fo:language="en" fo:country="US" officeooo:rsid="007b7037"/>
    </style:style>
    <style:style style:name="T4" style:family="text">
      <style:text-properties fo:language="en" fo:country="US" officeooo:rsid="00853d1b"/>
    </style:style>
    <style:style style:name="T5" style:family="text">
      <style:text-properties fo:language="en" fo:country="US" officeooo:rsid="00919acf"/>
    </style:style>
    <style:style style:name="T6" style:family="text">
      <style:text-properties fo:language="en" fo:country="US" officeooo:rsid="00958855"/>
    </style:style>
    <style:style style:name="T7" style:family="text">
      <style:text-properties fo:language="en" fo:country="US" officeooo:rsid="00a6df91"/>
    </style:style>
    <style:style style:name="T8" style:family="text">
      <style:text-properties fo:language="en" fo:country="US" officeooo:rsid="00b069c6"/>
    </style:style>
    <style:style style:name="T9" style:family="text">
      <style:text-properties fo:language="en" fo:country="US" officeooo:rsid="00b3d28f"/>
    </style:style>
    <style:style style:name="T10" style:family="text">
      <style:text-properties fo:language="en" fo:country="US" officeooo:rsid="00b663bd"/>
    </style:style>
    <style:style style:name="T11" style:family="text">
      <style:text-properties fo:language="en" fo:country="US" officeooo:rsid="00b8af26"/>
    </style:style>
    <style:style style:name="T12" style:family="text">
      <style:text-properties fo:language="en" fo:country="US" officeooo:rsid="00b90be2"/>
    </style:style>
    <style:style style:name="T13" style:family="text">
      <style:text-properties fo:language="en" fo:country="US" officeooo:rsid="00ba99a3"/>
    </style:style>
    <style:style style:name="T14" style:family="text">
      <style:text-properties fo:language="en" fo:country="US" officeooo:rsid="00bc1637"/>
    </style:style>
    <style:style style:name="T15" style:family="text">
      <style:text-properties fo:language="en" fo:country="US" officeooo:rsid="00c0a292"/>
    </style:style>
    <style:style style:name="T16" style:family="text">
      <style:text-properties fo:language="en" fo:country="US" officeooo:rsid="00c35219"/>
    </style:style>
    <style:style style:name="T17" style:family="text">
      <style:text-properties fo:language="en" fo:country="US" officeooo:rsid="00c837f2"/>
    </style:style>
    <style:style style:name="T18" style:family="text">
      <style:text-properties fo:language="en" fo:country="US" officeooo:rsid="00cce01e"/>
    </style:style>
    <style:style style:name="T19" style:family="text">
      <style:text-properties fo:language="en" fo:country="US" officeooo:rsid="00cf71d3"/>
    </style:style>
    <style:style style:name="T20" style:family="text">
      <style:text-properties fo:language="en" fo:country="US" officeooo:rsid="00d1abf6"/>
    </style:style>
    <style:style style:name="T21" style:family="text">
      <style:text-properties fo:language="en" fo:country="US" officeooo:rsid="00d8ba7e"/>
    </style:style>
    <style:style style:name="T22" style:family="text">
      <style:text-properties fo:language="en" fo:country="US" officeooo:rsid="00db80bc"/>
    </style:style>
    <style:style style:name="T23" style:family="text">
      <style:text-properties fo:language="en" fo:country="US" officeooo:rsid="00dea44c"/>
    </style:style>
    <style:style style:name="T24" style:family="text">
      <style:text-properties fo:language="en" fo:country="US" officeooo:rsid="00df64b7"/>
    </style:style>
    <style:style style:name="T25" style:family="text">
      <style:text-properties fo:language="en" fo:country="US" officeooo:rsid="00e4a733"/>
    </style:style>
    <style:style style:name="T26" style:family="text">
      <style:text-properties fo:language="en" fo:country="US" officeooo:rsid="00f383f7"/>
    </style:style>
    <style:style style:name="T27" style:family="text">
      <style:text-properties fo:language="en" fo:country="US" officeooo:rsid="00f503b7"/>
    </style:style>
    <style:style style:name="T28" style:family="text">
      <style:text-properties fo:language="en" fo:country="US" officeooo:rsid="00ff880e"/>
    </style:style>
    <style:style style:name="T29" style:family="text">
      <style:text-properties fo:language="en" fo:country="US" officeooo:rsid="01015e8f"/>
    </style:style>
    <style:style style:name="T30" style:family="text">
      <style:text-properties fo:language="en" fo:country="US" officeooo:rsid="01049fc8"/>
    </style:style>
    <style:style style:name="T31" style:family="text">
      <style:text-properties fo:language="en" fo:country="US" officeooo:rsid="0112d9bb"/>
    </style:style>
    <style:style style:name="T32" style:family="text">
      <style:text-properties fo:language="en" fo:country="US" officeooo:rsid="01142948"/>
    </style:style>
    <style:style style:name="T33" style:family="text">
      <style:text-properties fo:language="en" fo:country="US" officeooo:rsid="0115ec05"/>
    </style:style>
    <style:style style:name="T34" style:family="text">
      <style:text-properties fo:language="en" fo:country="US" officeooo:rsid="0118f6e5"/>
    </style:style>
    <style:style style:name="T35" style:family="text">
      <style:text-properties fo:language="en" fo:country="US" officeooo:rsid="011bb2a0"/>
    </style:style>
    <style:style style:name="T36" style:family="text">
      <style:text-properties fo:language="en" fo:country="US" officeooo:rsid="011fbce4"/>
    </style:style>
    <style:style style:name="T37" style:family="text">
      <style:text-properties fo:language="en" fo:country="US" officeooo:rsid="0120daa8"/>
    </style:style>
    <style:style style:name="T38" style:family="text">
      <style:text-properties fo:language="en" fo:country="US" officeooo:rsid="012a41fd"/>
    </style:style>
    <style:style style:name="T39" style:family="text">
      <style:text-properties fo:language="en" fo:country="US" officeooo:rsid="012e3959"/>
    </style:style>
    <style:style style:name="T40" style:family="text">
      <style:text-properties fo:language="en" fo:country="US" officeooo:rsid="012f81a2"/>
    </style:style>
    <style:style style:name="T41" style:family="text">
      <style:text-properties officeooo:rsid="00751d19"/>
    </style:style>
    <style:style style:name="T42" style:family="text">
      <style:text-properties fo:language="ru" fo:country="RU" officeooo:rsid="00ab46cf"/>
    </style:style>
    <style:style style:name="T43" style:family="text">
      <style:text-properties fo:language="ru" fo:country="RU" officeooo:rsid="00acccaf"/>
    </style:style>
    <style:style style:name="T44" style:family="text">
      <style:text-properties fo:language="ru" fo:country="RU" officeooo:rsid="00ada48f"/>
    </style:style>
    <style:style style:name="T45" style:family="text">
      <style:text-properties fo:language="ru" fo:country="RU" officeooo:rsid="01356f7a"/>
    </style:style>
    <style:style style:name="T46" style:family="text">
      <style:text-properties officeooo:rsid="00a1f7ea"/>
    </style:style>
    <style:style style:name="T47" style:family="text">
      <style:text-properties officeooo:rsid="00a3815f"/>
    </style:style>
    <style:style style:name="T48" style:family="text">
      <style:text-properties officeooo:rsid="00a3f01d"/>
    </style:style>
    <style:style style:name="T49" style:family="text">
      <style:text-properties officeooo:rsid="00a50806"/>
    </style:style>
    <style:style style:name="T50" style:family="text">
      <style:text-properties officeooo:rsid="00a5a2cf"/>
    </style:style>
    <style:style style:name="T51" style:family="text">
      <style:text-properties officeooo:rsid="00a5b565"/>
    </style:style>
    <style:style style:name="T52" style:family="text">
      <style:text-properties officeooo:rsid="00a6df91"/>
    </style:style>
    <style:style style:name="T53" style:family="text">
      <style:text-properties officeooo:rsid="00a7438c"/>
    </style:style>
    <style:style style:name="T54" style:family="text">
      <style:text-properties officeooo:rsid="00ab46cf"/>
    </style:style>
    <style:style style:name="T55" style:family="text">
      <style:text-properties officeooo:rsid="00ada48f"/>
    </style:style>
    <style:style style:name="T56" style:family="text">
      <style:text-properties officeooo:rsid="00b1fad7"/>
    </style:style>
    <style:style style:name="T57" style:family="text">
      <style:text-properties officeooo:rsid="00dca497"/>
    </style:style>
    <style:style style:name="T58" style:family="text">
      <style:text-properties officeooo:rsid="00dea44c"/>
    </style:style>
    <style:style style:name="T59" style:family="text">
      <style:text-properties officeooo:rsid="00e22fd8"/>
    </style:style>
    <style:style style:name="T60" style:family="text">
      <style:text-properties officeooo:rsid="00f720b8"/>
    </style:style>
    <style:style style:name="T61" style:family="text">
      <style:text-properties officeooo:rsid="00f8782f"/>
    </style:style>
    <style:style style:name="T62" style:family="text">
      <style:text-properties officeooo:rsid="00f9c761"/>
    </style:style>
    <style:style style:name="T63" style:family="text">
      <style:text-properties officeooo:rsid="0102d200"/>
    </style:style>
    <style:style style:name="T64" style:family="text">
      <style:text-properties officeooo:rsid="0108352e"/>
    </style:style>
    <style:style style:name="T65" style:family="text">
      <style:text-properties officeooo:rsid="0140cff4"/>
    </style:style>
    <style:style style:name="T66" style:family="text">
      <style:text-properties officeooo:rsid="0147afa3"/>
    </style:style>
    <style:style style:name="T67" style:family="text">
      <style:text-properties officeooo:rsid="014f23e4"/>
    </style:style>
    <style:style style:name="T68" style:family="text">
      <style:text-properties officeooo:rsid="0158016e"/>
    </style:style>
    <style:style style:name="T69" style:family="text">
      <style:text-properties officeooo:rsid="0159dfda"/>
    </style:style>
    <style:style style:name="T70" style:family="text">
      <style:text-properties officeooo:rsid="015ea44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2.09.2016 (<text:span text:style-name="T2">Homework)</text:span></text:h>
      <text:h text:style-name="P6" text:outline-level="2">Exercise 73</text:h>
      <text:list xml:id="list4132508652712173708" text:style-name="L1">
        <text:list-item>
          <text:p text:style-name="P19">If our consumer products had better quality they would be more competitive.</text:p>
        </text:list-item>
        <text:list-item>
          <text:p text:style-name="P19">I would stay calm if the situation didn’t require to take immediate <text:span text:style-name="T46">measures</text:span>.</text:p>
        </text:list-item>
        <text:list-item>
          <text:p text:style-name="P19">It would be so impolitic if he touched <text:span text:style-name="T47">up</text:span>on the question.</text:p>
        </text:list-item>
        <text:list-item>
          <text:p text:style-name="P20">If I didn’t think that she lost a sense of normalcy I would follow her <text:span text:style-name="T48">piece of </text:span>advice.</text:p>
        </text:list-item>
        <text:list-item>
          <text:p text:style-name="P20">John would be <text:span text:style-name="T48">absolute</text:span> fool if he didn’t invest to education of his children.</text:p>
        </text:list-item>
        <text:list-item>
          <text:p text:style-name="P20">If he wasn’t enrolled in the university he would be drafted at army.</text:p>
        </text:list-item>
        <text:list-item>
          <text:p text:style-name="P21">The police wouldn’t be worried if so much thousand false money wasn’t circulated.</text:p>
        </text:list-item>
        <text:list-item>
          <text:p text:style-name="P21">If I <text:span text:style-name="T49">were</text:span> in your shoes I would cut down on sugar consuming.</text:p>
        </text:list-item>
        <text:list-item>
          <text:p text:style-name="P21">Economic sanctions wouldn’t be applied if a country didn’t break <text:span text:style-name="T50">the</text:span> agreement.</text:p>
        </text:list-item>
        <text:list-item>
          <text:p text:style-name="P22">If I was in your shoes I wouldn’t envy to them.</text:p>
        </text:list-item>
        <text:list-item>
          <text:p text:style-name="P22">Diana isn’t so vengeful. To have a grouse against someone isn’t appropriate for he nature. If I was in your shoes I wouldn’t worry.</text:p>
        </text:list-item>
        <text:list-item>
          <text:p text:style-name="P23">He would be able to prove his <text:span text:style-name="T51">case</text:span> if he picked more compelling argument.</text:p>
        </text:list-item>
        <text:list-item>
          <text:p text:style-name="P24">He wouldn’t run for president if he didn’t believe that he could help his country.</text:p>
        </text:list-item>
        <text:list-item>
          <text:p text:style-name="P25">If <text:span text:style-name="T41">the prohibition on elephant ivory selling wasn’t forbidden every elephant would be decimated.</text:span></text:p>
        </text:list-item>
        <text:list-item>
          <text:p text:style-name="P26">If the life wasn’t so stressful people would live longer.</text:p>
        </text:list-item>
        <text:list-item>
          <text:p text:style-name="P27">It would be easier to find a disease if it was more common occasion.</text:p>
        </text:list-item>
        <text:list-item>
          <text:p text:style-name="P28">It would be better to communicate with him if he didn’t want to obtrude his opinion.</text:p>
        </text:list-item>
        <text:list-item>
          <text:p text:style-name="P29">Newspaper edition wouldn’t fall if its value didn’t increase to 45 pens.</text:p>
        </text:list-item>
      </text:list>
      <text:h text:style-name="P7" text:outline-level="2">Exercise 6</text:h>
      <text:list xml:id="list405116685416599234" text:style-name="L2">
        <text:list-item>
          <text:p text:style-name="P111"><text:span text:style-name="T3">I</text:span><text:span text:style-name="T1">f he </text:span><text:span text:style-name="T7">were</text:span><text:span text:style-name="T1"> reliable person he would </text:span><text:span text:style-name="T7">have done everything long ago.</text:span></text:p>
        </text:list-item>
        <text:list-item>
          <text:p text:style-name="P30">If this lamp was intact I would turn on it long ago.</text:p>
        </text:list-item>
        <text:list-item>
          <text:p text:style-name="P31">If this river was clean we would swim in this one long ago.</text:p>
        </text:list-item>
        <text:list-item>
          <text:p text:style-name="P32">If I liked this ice-cream I would eat it long ago.</text:p>
        </text:list-item>
        <text:list-item>
          <text:p text:style-name="P33">He would <text:span text:style-name="T52">have done</text:span> it if he knew how it should be done.</text:p>
        </text:list-item>
        <text:list-item>
          <text:p text:style-name="P34">I would have put on this dress if I had appropriate shoes.</text:p>
        </text:list-item>
        <text:list-item>
          <text:p text:style-name="P35">If everyone didn’t criticize this film I would watch it long ago.</text:p>
        </text:list-item>
        <text:list-item>
          <text:p text:style-name="P112"><text:span text:style-name="T1">If the </text:span><text:span text:style-name="T4">summer wasn’t so hot I wouldn’t had swum yesterday.</text:span></text:p>
        </text:list-item>
        <text:list-item>
          <text:p text:style-name="P113"><text:span text:style-name="T4">I</text:span><text:span text:style-name="T1">f I could drive I would buy a car long ago.</text:span></text:p>
        </text:list-item>
        <text:list-item>
          <text:p text:style-name="P36">If she could play tennis she would join us long ago.</text:p>
        </text:list-item>
      </text:list>
      <text:h text:style-name="P8" text:outline-level="2"><text:soft-page-break/>Exercise 2</text:h>
      <text:list xml:id="list6450309123924106206" text:style-name="L3">
        <text:list-item>
          <text:p text:style-name="P37">If the weather was good we would go for a walk.</text:p>
        </text:list-item>
        <text:list-item>
          <text:p text:style-name="P37">If I knew his number I would call him right now.</text:p>
        </text:list-item>
        <text:list-item>
          <text:p text:style-name="P38">If I had enough time I would ride a bicycle.</text:p>
        </text:list-item>
        <text:list-item>
          <text:p text:style-name="P39">If I wasn’t so tired I would go with you.</text:p>
        </text:list-item>
        <text:list-item>
          <text:p text:style-name="P40">If this house wasn’t so big I wouldn’t sell it.</text:p>
        </text:list-item>
        <text:list-item>
          <text:p text:style-name="P41">It it would be raining we would go to countryside.</text:p>
        </text:list-item>
        <text:list-item>
          <text:p text:style-name="P42">I would speak to them if I knew English.</text:p>
        </text:list-item>
        <text:list-item>
          <text:p text:style-name="P114"><text:span text:style-name="T1">I would take party at the competition if I </text:span><text:span text:style-name="T5">was better.</text:span></text:p>
        </text:list-item>
        <text:list-item>
          <text:p text:style-name="P115"><text:span text:style-name="T5">I </text:span><text:span text:style-name="T1">would buy this book if I had enough money.</text:span></text:p>
        </text:list-item>
        <text:list-item>
          <text:p text:style-name="P43">If you introduced me to him I would be pleased to you.</text:p>
        </text:list-item>
      </text:list>
      <text:h text:style-name="P9" text:outline-level="2">Exercise 8</text:h>
      <text:list xml:id="list5598059799179124853" text:style-name="L4">
        <text:list-item>
          <text:p text:style-name="P44">If you went to shop by the way home I would have a dinner and you wouldn’t be hungry.</text:p>
        </text:list-item>
        <text:list-item>
          <text:p text:style-name="P116"><text:span text:style-name="T6">I</text:span><text:span text:style-name="T1">f you called him early we would know when he will come.</text:span></text:p>
        </text:list-item>
        <text:list-item>
          <text:p text:style-name="P45">If he took a taxi he would be already here.</text:p>
        </text:list-item>
        <text:list-item>
          <text:p text:style-name="P46">If you didn’t spent all money to buy the flowers I wouldn’t have to raise.</text:p>
        </text:list-item>
        <text:list-item>
          <text:p text:style-name="P46">If you graduated from university you would have a good job now.</text:p>
        </text:list-item>
        <text:list-item>
          <text:p text:style-name="P47">If you hadn’t eaten so much in lunch your stomach wouldn’t hurt you now.</text:p>
        </text:list-item>
        <text:list-item>
          <text:p text:style-name="P47">If you followed doctor’s advice you would be healthy.</text:p>
        </text:list-item>
        <text:list-item>
          <text:p text:style-name="P48">If you looked this word at a dictionary you would know how it should be written.</text:p>
        </text:list-item>
        <text:list-item>
          <text:p text:style-name="P48">If a plane wasn’t late we would be already at home.</text:p>
        </text:list-item>
        <text:list-item>
          <text:p text:style-name="P48">If you bought a dress you would be able to put it on.</text:p>
        </text:list-item>
      </text:list>
      <text:h text:style-name="P10" text:outline-level="2">Exercise 9</text:h>
      <text:list xml:id="list4348682448382904172" text:style-name="L5">
        <text:list-item>
          <text:p text:style-name="P49">He said that if the weather was good we would go to walk.</text:p>
        </text:list-item>
        <text:list-item>
          <text:p text:style-name="P50">Tim’s mother believe that if he didn’t pick out a toy from Willy they wouldn’t fight.</text:p>
        </text:list-item>
        <text:list-item>
          <text:p text:style-name="P49">She said that if a plane wasn’t late we would be already at home.</text:p>
        </text:list-item>
        <text:list-item>
          <text:p text:style-name="P49">A child explained that if he had liked this ice-cream he would have already eaten it.</text:p>
        </text:list-item>
        <text:list-item>
          <text:p text:style-name="P51">Paul said that if Ted was reliable person he would already done it.</text:p>
        </text:list-item>
        <text:list-item>
          <text:p text:style-name="P51">He said that if he knew a matter he would help us.</text:p>
        </text:list-item>
        <text:list-item>
          <text:p text:style-name="P51">George said that if he had her address he would send her a<text:span text:style-name="T53">n</text:span> invitation.</text:p>
        </text:list-item>
        <text:list-item>
          <text:p text:style-name="P51">He said that if she could depend upon him she would ask him to help her.</text:p>
        </text:list-item>
      </text:list>
      <text:p text:style-name="P1">Homework: <text:span text:style-name="T54">p. 432 (</text:span><text:span text:style-name="T42">наизусть), </text:span><text:span text:style-name="T43">распечатка </text:span><text:span text:style-name="T44">(</text:span><text:span text:style-name="T55">Ex. 99, 93, 81)</text:span></text:p>
      <text:h text:style-name="P3" text:outline-level="1"><text:soft-page-break/>22.09.2016 (Homework)</text:h>
      <text:h text:style-name="P11" text:outline-level="2">Exercise <text:span text:style-name="T56">93</text:span></text:h>
      <text:list xml:id="list7189358469402490132" text:style-name="L6">
        <text:list-item>
          <text:p text:style-name="P117"><text:span text:style-name="T8">I </text:span><text:span text:style-name="T1">wish Bob could provide his family.</text:span></text:p>
        </text:list-item>
        <text:list-item>
          <text:p text:style-name="P118"><text:span text:style-name="T9">I </text:span><text:span text:style-name="T1">wish you would stop </text:span><text:span text:style-name="T28">arguing.</text:span></text:p>
        </text:list-item>
        <text:list-item>
          <text:p text:style-name="P119"><text:span text:style-name="T9">I </text:span><text:span text:style-name="T1">wish my son had been </text:span><text:span text:style-name="T28">admitted</text:span><text:span text:style-name="T1"> to art university. </text:span><text:span text:style-name="T10">He is sensitive to beauty and a good painter.</text:span></text:p>
        </text:list-item>
        <text:list-item>
          <text:p text:style-name="P120"><text:span text:style-name="T10">I </text:span><text:span text:style-name="T1">wish our plan had been </text:span><text:span text:style-name="T28">approved</text:span><text:span text:style-name="T1">.</text:span></text:p>
        </text:list-item>
        <text:list-item>
          <text:p text:style-name="P121"><text:span text:style-name="T1">I wish I had to work from 9 to 5. </text:span><text:span text:style-name="T11">I would like to spend more time with my family and my children.</text:span></text:p>
        </text:list-item>
        <text:list-item>
          <text:p text:style-name="P122"><text:span text:style-name="T11">H</text:span><text:span text:style-name="T1">e wished he had followed his father’s advise to leave the bank. </text:span><text:span text:style-name="T12">Father’s forecast got right – the bank </text:span><text:span text:style-name="T29">went broke.</text:span></text:p>
        </text:list-item>
        <text:list-item>
          <text:p text:style-name="P123"><text:span text:style-name="T12">I </text:span><text:span text:style-name="T1">wish we had food. </text:span><text:span text:style-name="T13">If it didn’t happen we would continue our ascension.</text:span></text:p>
        </text:list-item>
        <text:list-item>
          <text:p text:style-name="P124"><text:span text:style-name="T13">D</text:span><text:span text:style-name="T1">o you keep in touch your </text:span><text:span text:style-name="T14">school </text:span><text:span text:style-name="T1">friend? - I wish I did.</text:span></text:p>
        </text:list-item>
        <text:list-item>
          <text:p text:style-name="P52">Did Jack realize your secret? I wish he did.</text:p>
        </text:list-item>
        <text:list-item>
          <text:p text:style-name="P125"><text:span text:style-name="T1">I wish you </text:span><text:span text:style-name="T15">didn’t </text:span><text:span text:style-name="T1">ask for trouble.</text:span></text:p>
        </text:list-item>
        <text:list-item>
          <text:p text:style-name="P126"><text:span text:style-name="T1">I wish I </text:span><text:span text:style-name="T18">would answer</text:span><text:span text:style-name="T1"> every question more detailed but time has been over. </text:span><text:span text:style-name="T16">The lesson has finished.</text:span></text:p>
        </text:list-item>
        <text:list-item>
          <text:p text:style-name="P127"><text:span text:style-name="T16">O</text:span><text:span text:style-name="T1">ld money withdrew from money circulations. I wish it wasn’t done.</text:span></text:p>
        </text:list-item>
        <text:list-item>
          <text:p text:style-name="P53">I wish you didn’t believe what you <text:span text:style-name="T63">hear</text:span>. If I was in your shoes I wouldn’t do that.</text:p>
        </text:list-item>
        <text:list-item>
          <text:p text:style-name="P128"><text:span text:style-name="T1">I wish I visited Paris but it is impossible </text:span><text:span text:style-name="T17">I’m afraid.</text:span></text:p>
        </text:list-item>
        <text:list-item>
          <text:p text:style-name="P54">I wish American companies didn’t hurry people with questionable background.</text:p>
        </text:list-item>
        <text:list-item>
          <text:p text:style-name="P55">I wish I would visit every place in our world but as you understand it is impossible.</text:p>
        </text:list-item>
      </text:list>
      <text:h text:style-name="P12" text:outline-level="2">Exercise 81</text:h>
      <text:list xml:id="list556518413647493590" text:style-name="L7">
        <text:list-item>
          <text:p text:style-name="P129"><text:span text:style-name="T19">I</text:span><text:span text:style-name="T1">f The Guinness Book of Records didn’t exist we wouldn’t </text:span><text:span text:style-name="T30">have know</text:span><text:span text:style-name="T1"> about a lot of interesting people and their </text:span><text:span text:style-name="T20">achievements.</text:span></text:p>
        </text:list-item>
        <text:list-item>
          <text:p text:style-name="P56"><text:span text:style-name="T57">N</text:span>umber of jobless wouldn’t have been reduce more than 1 million at 1977 <text:span text:style-name="T57">but the president Carter did it.</text:span></text:p>
        </text:list-item>
        <text:list-item>
          <text:p text:style-name="P57">Nickson hadn’t had to leave presidency, <text:span text:style-name="T58">but Watergate scandal existed.</text:span></text:p>
        </text:list-item>
        <text:list-item>
          <text:p text:style-name="P130"><text:span text:style-name="T1">The government </text:span><text:span text:style-name="T21">wouldn’t have forbidden electric goods import </text:span><text:span text:style-name="T23">but</text:span><text:span text:style-name="T21"> it wanted to support its manufacturer.</text:span></text:p>
        </text:list-item>
        <text:list-item>
          <text:p text:style-name="P131"><text:span text:style-name="T24">T</text:span><text:span text:style-name="T22">hey wouldn’t have attained all they set out to do</text:span><text:span text:style-name="T24">, but the put in great efforts.</text:span></text:p>
        </text:list-item>
        <text:list-item>
          <text:p text:style-name="P132"><text:span text:style-name="T22">H</text:span><text:span text:style-name="T1">e would have thought that it should be given up as a bad job, but he was optimistic and had a great sense of humor.</text:span></text:p>
        </text:list-item>
        <text:list-item>
          <text:p text:style-name="P58">Alumnus wouldn’t had problems with getting job, but they aren’t experienced enough.</text:p>
        </text:list-item>
        <text:list-item>
          <text:p text:style-name="P59">Stivenson would aspired to get senior position, <text:span text:style-name="T59">but he has lack of professional skills.</text:span></text:p>
        </text:list-item>
        <text:list-item>
          <text:p text:style-name="P60">She wouldn’t had finished studying, but she was supported her relatives.</text:p>
        </text:list-item>
      </text:list>
      <text:h text:style-name="P13" text:outline-level="2"><text:soft-page-break/>Exercise 99</text:h>
      <text:list xml:id="list2059789469389135476" text:style-name="L8">
        <text:list-item>
          <text:p text:style-name="P133"><text:span text:style-name="T25">H</text:span><text:span text:style-name="T1">e </text:span><text:span text:style-name="T26">was </text:span><text:span text:style-name="T27">running</text:span><text:span text:style-name="T1"> so fast as if </text:span><text:span text:style-name="T26">were being followed.</text:span></text:p>
        </text:list-item>
        <text:list-item>
          <text:p text:style-name="P61"><text:span text:style-name="T60">Your</text:span> son speaks English well as if he spent <text:span text:style-name="T60">all his</text:span> life in English.</text:p>
        </text:list-item>
        <text:list-item>
          <text:p text:style-name="P62"><text:span text:style-name="T60">It seems</text:span> as if he <text:span text:style-name="T60">were going</text:span> to tell us some important news.</text:p>
        </text:list-item>
        <text:list-item>
          <text:p text:style-name="P63">Is he a tycoon? - <text:span text:style-name="T60">No, h</text:span>e is not, <text:span text:style-name="T60">and why</text:span>? - He part with money so easy as if he were the most rich person all over the world.</text:p>
        </text:list-item>
        <text:list-item>
          <text:p text:style-name="P64">She looks fresh and relaxed as if she <text:span text:style-name="T60">hadn’t</text:span> spen<text:span text:style-name="T60">t</text:span> the whole night at the airport.</text:p>
        </text:list-item>
        <text:list-item>
          <text:p text:style-name="P65">You sound as if you had spent time om party very good. But you said to me that you hadn’t spent there even one hour.</text:p>
        </text:list-item>
        <text:list-item>
          <text:p text:style-name="P66">She looked as if he <text:span text:style-name="T61">weren’t</text:span> from other world. She was practical in sober fact.</text:p>
        </text:list-item>
        <text:list-item>
          <text:p text:style-name="P67">Jake did as he were conferred powers, but he wasn’t taken in someone.</text:p>
        </text:list-item>
        <text:list-item>
          <text:p text:style-name="P68">His face got light as if the Sun had come out <text:span text:style-name="T62">of the clouds.</text:span></text:p>
        </text:list-item>
        <text:list-item>
          <text:p text:style-name="P69">He frowned as if he had tried to find answer to important philosophic question.</text:p>
        </text:list-item>
        <text:list-item>
          <text:p text:style-name="P70">He looks as if he didn’t hurt a flay.</text:p>
        </text:list-item>
      </text:list>
      <text:p text:style-name="P2">Homework: Reznik ex. 31, p. 379, <text:s/><text:span text:style-name="T64">ex. 38, p. 382, ex. 36, p. 381, ex. 41, p. 384, ex. 102 (previous copy).</text:span></text:p>
      <text:h text:style-name="P5" text:outline-level="1">29.09.2016 (<text:span text:style-name="T1">Homework)</text:span></text:h>
      <text:h text:style-name="P14" text:outline-level="2">Exercise 31</text:h>
      <text:list xml:id="list4180451995291050426" text:style-name="L9">
        <text:list-item>
          <text:p text:style-name="P71">I wish you had told me this news earlier.</text:p>
        </text:list-item>
        <text:list-item>
          <text:p text:style-name="P134"><text:span text:style-name="T1">I would </text:span><text:span text:style-name="T31">you like to not be at loggerheads with her! She is your sister!</text:span></text:p>
        </text:list-item>
        <text:list-item>
          <text:p text:style-name="P72">I would like to get vocation and go with you. I wish I would be free at this time.</text:p>
        </text:list-item>
        <text:list-item>
          <text:p text:style-name="P72">I wish I had gone with you out of town. I didn’t expect that the weather would be so fun.</text:p>
        </text:list-item>
        <text:list-item>
          <text:p text:style-name="P135"><text:span text:style-name="T1">I wish you had taken tickets for </text:span><text:span text:style-name="T32">seats which are close to it. I see nothing without my </text:span><text:span text:style-name="T33">spectacles.</text:span></text:p>
        </text:list-item>
        <text:list-item>
          <text:p text:style-name="P136"><text:span text:style-name="T32">I</text:span><text:span text:style-name="T1">t’s so stifling! I wish I were raining now.</text:span></text:p>
        </text:list-item>
        <text:list-item>
          <text:p text:style-name="P73">I wish I managed to remember author’s name who wrote poem which I liked.</text:p>
        </text:list-item>
      </text:list>
      <text:h text:style-name="P15" text:outline-level="2">Exercise 38</text:h>
      <text:list xml:id="list1151880490464692640" text:style-name="L10">
        <text:list-item>
          <text:p text:style-name="P137"><text:span text:style-name="T34">I</text:span><text:span text:style-name="T1">f he had known the matter he hadn’t had to consult a lawyer.</text:span></text:p>
        </text:list-item>
        <text:list-item>
          <text:p text:style-name="P74">If we weren’t taken to the theatre every month it wouldn’t be great delight to us.</text:p>
        </text:list-item>
        <text:list-item>
          <text:p text:style-name="P74">If these notes is copied before tomorrow I will be able to to make use of them.</text:p>
        </text:list-item>
        <text:list-item>
          <text:p text:style-name="P75">If he hadn’t made unscrupulous criticism he wouldn’t have regretted it.</text:p>
        </text:list-item>
        <text:list-item>
          <text:p text:style-name="P75">If we hadn’t come a bit late we wouldn’t have had to run for the bus.</text:p>
        </text:list-item>
        <text:list-item>
          <text:p text:style-name="P76">If you don’t mind I will ask you for a few details.</text:p>
        </text:list-item>
        <text:list-item>
          <text:p text:style-name="P76">If she didn’t have a baby-sitting problem I shouldn’t help her out.</text:p>
        </text:list-item>
        <text:list-item>
          <text:p text:style-name="P76"><text:soft-page-break/>If I meet the man I will easily recognize him.</text:p>
        </text:list-item>
      </text:list>
      <text:h text:style-name="P16" text:outline-level="2">Exercise 36</text:h>
      <text:list xml:id="list99531450923344975" text:style-name="L11">
        <text:list-item>
          <text:p text:style-name="P138"><text:span text:style-name="T35">H</text:span><text:span text:style-name="T1">e looked as if he had heard it in first time.</text:span></text:p>
        </text:list-item>
        <text:list-item>
          <text:p text:style-name="P77">He looked confused as if he hadn’t known what he had to say.</text:p>
        </text:list-item>
        <text:list-item>
          <text:p text:style-name="P77">He spoke as if he had forgotten what I had asked him.</text:p>
        </text:list-item>
        <text:list-item>
          <text:p text:style-name="P78">She played so badly as if she had never played the piano before.</text:p>
        </text:list-item>
        <text:list-item>
          <text:p text:style-name="P79">It seemed she was very happy as if she had got what she wanted so long.</text:p>
        </text:list-item>
        <text:list-item>
          <text:p text:style-name="P79">She looked as if she had got what she wanted so long.</text:p>
        </text:list-item>
        <text:list-item>
          <text:p text:style-name="P79">She felt as if no one had understand her and she tried to speak slower.</text:p>
        </text:list-item>
        <text:list-item>
          <text:p text:style-name="P139"><text:span text:style-name="T1">She was tired as if she had gone several </text:span><text:span text:style-name="T36">kilometers</text:span><text:span text:style-name="T1"> instead of two streets.</text:span></text:p>
        </text:list-item>
        <text:list-item>
          <text:p text:style-name="P80">She always felt as if he had been among her friends.</text:p>
        </text:list-item>
      </text:list>
      <text:h text:style-name="P17" text:outline-level="2">Exercise 41</text:h>
      <text:list xml:id="list8398474443582930340" text:style-name="L12">
        <text:list-item>
          <text:p text:style-name="P140"><text:span text:style-name="T37">I</text:span><text:span text:style-name="T1">f I visit Saint Petersburg I’ll visit Hermitage and Russian Museum.</text:span></text:p>
        </text:list-item>
        <text:list-item>
          <text:p text:style-name="P81">I would visit these museums at this vocation if I didn’t have time to anything. But I have the whole free day.</text:p>
        </text:list-item>
        <text:list-item>
          <text:p text:style-name="P81">If I had come half hour before I wouldn’t be standing in the queue to take the ticket now. When it’s opened it is always a lot of people, because everyone wants to see Hermitage treasures.</text:p>
        </text:list-item>
        <text:list-item>
          <text:p text:style-name="P82">If the weather becomes better look at suburbs.</text:p>
        </text:list-item>
        <text:list-item>
          <text:p text:style-name="P141"><text:span text:style-name="T1">If I come at Saint Petersburg I always visit P</text:span><text:span text:style-name="T38">ushkin.</text:span></text:p>
        </text:list-item>
        <text:list-item>
          <text:p text:style-name="P142"><text:span text:style-name="T38">I </text:span><text:span text:style-name="T1">would go to Pushkin if I hadn’t agreed with my friend to go to Pavlovsk.</text:span></text:p>
        </text:list-item>
        <text:list-item>
          <text:p text:style-name="P83">If I get tickets for “The Taming of the Shrew”, I will go to the theater tomorrow.</text:p>
        </text:list-item>
        <text:list-item>
          <text:p text:style-name="P83">What will you do if the play is canceled?</text:p>
        </text:list-item>
        <text:list-item>
          <text:p text:style-name="P83">I’m sure it won’t happen but if the play were canceled we would go to philharmonic. </text:p>
        </text:list-item>
      </text:list>
      <text:h text:style-name="P18" text:outline-level="2">Exercise 102</text:h>
      <text:list xml:id="list2201886326561072855" text:style-name="L13">
        <text:list-item>
          <text:p text:style-name="P84">It’s high time you learnt to find a difference between good and bad.</text:p>
        </text:list-item>
        <text:list-item>
          <text:p text:style-name="P143"><text:span text:style-name="T1">Is</text:span><text:span text:style-name="T39">n’t</text:span><text:span text:style-name="T1"> it time you started to do something? I have done nothing since yesterday.</text:span></text:p>
        </text:list-item>
        <text:list-item>
          <text:p text:style-name="P84">We spend a lot of money last time. It is time we started to safe money for a rainy day.</text:p>
        </text:list-item>
        <text:list-item>
          <text:p text:style-name="P84">Vibrant countrysides were left some time ago. It is time the government thought how it is possible to make countryside life more attractive.</text:p>
        </text:list-item>
        <text:list-item>
          <text:p text:style-name="P143"><text:span text:style-name="T1">I wish you weren’t </text:span><text:span text:style-name="T39">arrogant! Isn’t it time you thought that you need our help?</text:span></text:p>
        </text:list-item>
        <text:list-item>
          <text:p text:style-name="P144"><text:span text:style-name="T39">I</text:span><text:span text:style-name="T1">t’s time you didn’t enforce views and beliefs your daughter. </text:span><text:span text:style-name="T40">She is adult and she can decided herself what she should do.</text:span></text:p>
        </text:list-item>
      </text:list>
      <text:p text:style-name="P145"><text:span text:style-name="T40">H</text:span><text:span text:style-name="T1">omework: </text:span><text:span text:style-name="T45">распечатка</text:span></text:p>
      <text:h text:style-name="P4" text:outline-level="1"><text:soft-page-break/>6.10.2016 (Homework)</text:h>
      <text:list xml:id="list1510624099744476182" text:style-name="L14">
        <text:list-item>
          <text:p text:style-name="P85">What would you say if I invited him to spend time on Saturday and Sunday together?</text:p>
        </text:list-item>
        <text:list-item>
          <text:p text:style-name="P86">What medicine would you recommend if the boy had a sore throat?</text:p>
        </text:list-item>
        <text:list-item>
          <text:p text:style-name="P86">If I could play a piano well I would play to you right now.</text:p>
        </text:list-item>
        <text:list-item>
          <text:p text:style-name="P86">The boy wouldn’t tremble if he weren’t so cold. Give him a cup of hot tea.</text:p>
        </text:list-item>
        <text:list-item>
          <text:p text:style-name="P87">We would sit here more time if it weren’t so late.</text:p>
        </text:list-item>
        <text:list-item>
          <text:p text:style-name="P88">If I had known that you had invited me to blame I wouldn’t have come.</text:p>
        </text:list-item>
        <text:list-item>
          <text:p text:style-name="P88">If you took peels which were prescribed by the doctor regularly you would feel better now.</text:p>
        </text:list-item>
        <text:list-item>
          <text:p text:style-name="P89">If we had started work early in the day <text:span text:style-name="T65">we would have already done everything.</text:span></text:p>
        </text:list-item>
        <text:list-item>
          <text:p text:style-name="P90">If I were you I wouldn’t argue with them. They say true.</text:p>
        </text:list-item>
        <text:list-item>
          <text:p text:style-name="P91">If we had known then we would have assumed measures.</text:p>
        </text:list-item>
        <text:list-item>
          <text:p text:style-name="P91">If everything would be all right he didn’t look so worried.</text:p>
        </text:list-item>
        <text:list-item>
          <text:p text:style-name="P91">I would have done it long ago if I knew about it.</text:p>
        </text:list-item>
        <text:list-item>
          <text:p text:style-name="P91">If you followed my advise everything would be all right.</text:p>
        </text:list-item>
        <text:list-item>
          <text:p text:style-name="P91">If you accepted his offering we would have gone together instead of sitting here alone.</text:p>
        </text:list-item>
        <text:list-item>
          <text:p text:style-name="P92">I’m sure that <text:span text:style-name="T66">I would be able to do it without my help If you had tried.</text:span></text:p>
        </text:list-item>
        <text:list-item>
          <text:p text:style-name="P93">I would stay here if I were allowed.</text:p>
        </text:list-item>
        <text:list-item>
          <text:p text:style-name="P93">I would safe time if you had chosen train instead of ship.</text:p>
        </text:list-item>
        <text:list-item>
          <text:p text:style-name="P93">If you knew it is well as me we would trust him as me.</text:p>
        </text:list-item>
        <text:list-item>
          <text:p text:style-name="P94">I had answered your question long ago if I could.</text:p>
        </text:list-item>
        <text:list-item>
          <text:p text:style-name="P95">If you had called me I had come yesterday.</text:p>
        </text:list-item>
        <text:list-item>
          <text:p text:style-name="P96">If I were you I wouldn’t go to there without invitation.</text:p>
        </text:list-item>
        <text:list-item>
          <text:p text:style-name="P97">I wish he hadn’t leave us.</text:p>
        </text:list-item>
        <text:list-item>
          <text:p text:style-name="P97">She wishes the night had been instead of morning, no one had seen her misery.</text:p>
        </text:list-item>
        <text:list-item>
          <text:p text:style-name="P98">I wish she were my sister, <text:span text:style-name="T67">I would love here.</text:span></text:p>
        </text:list-item>
        <text:list-item>
          <text:p text:style-name="P99">I wish it were Sunday now, I would go with my children to the zoo.</text:p>
        </text:list-item>
        <text:list-item>
          <text:p text:style-name="P100">We wished that he hadn’t been left alone.</text:p>
        </text:list-item>
        <text:list-item>
          <text:p text:style-name="P101">I wish you believed me. I haven’t pulled your legs.</text:p>
        </text:list-item>
        <text:list-item>
          <text:p text:style-name="P102">He wished he hadn’t left early.</text:p>
        </text:list-item>
        <text:list-item>
          <text:p text:style-name="P103">Randal got angry as if his money had been spent.</text:p>
        </text:list-item>
        <text:list-item>
          <text:p text:style-name="P103">She looks as if she didn’t know what she should say.</text:p>
        </text:list-item>
        <text:list-item>
          <text:p text:style-name="P104">Even I were very busy I would find time to go and see her <text:span text:style-name="T68">at the hospital.</text:span></text:p>
        </text:list-item>
        <text:list-item>
          <text:p text:style-name="P105">I wish he weren’t so lazy!</text:p>
        </text:list-item>
        <text:list-item>
          <text:p text:style-name="P105">I wish I were sure that it was true.</text:p>
        </text:list-item>
        <text:list-item>
          <text:p text:style-name="P106">If he didn’t have a bicycle <text:span text:style-name="T69">he wouldn’t overtake us.</text:span></text:p>
        </text:list-item>
        <text:list-item>
          <text:p text:style-name="P107"><text:soft-page-break/>If you weren’t so careless it wouldn’t have happened.</text:p>
        </text:list-item>
        <text:list-item>
          <text:p text:style-name="P107">If he weren’t so smart we wouldn’t have translated this text and wouldn’t have been free.</text:p>
        </text:list-item>
        <text:list-item>
          <text:p text:style-name="P108">If I had known that <text:span text:style-name="T70">you came, I would have stayed at home.</text:span></text:p>
        </text:list-item>
        <text:list-item>
          <text:p text:style-name="P109">I would go with you if my brother weren’t ill, but I have to go to drugstore.</text:p>
        </text:list-item>
        <text:list-item>
          <text:p text:style-name="P110">It was very important then but not now.</text:p>
        </text:list-item>
        <text:list-item>
          <text:p text:style-name="P110">It would be better to you to sleep with opened window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00%" fo:text-indent="0cm" style:auto-text-indent="false" style:page-number="auto" style:writing-mode="page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2pt"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top="1cm" fo:margin-bottom="0cm" loext:contextual-spacing="false" fo:line-height="150%" style:shadow="none" style:writing-mode="page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fo:line-height="150%" style:writing-mode="page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loext:contextual-spacing="false" fo:line-height="150%" style:writing-mode="page"/>
      <style:text-properties style:font-name="Times New Roman2" fo:font-family="'Times New Roman'" style:font-style-name="Курсив" style:font-family-generic="roman" style:font-pitch="variable" fo:font-size="14pt" fo:font-style="italic" fo:font-weight="normal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11:21:07.799000000</meta:creation-date>
    <dc:date>2016-10-01T17:58:12.664000000</dc:date>
    <meta:editing-duration>PT10H40M42S</meta:editing-duration>
    <meta:editing-cycles>284</meta:editing-cycles>
    <meta:generator>LibreOffice/5.2.1.2$Windows_x86 LibreOffice_project/31dd62db80d4e60af04904455ec9c9219178d620</meta:generator>
    <meta:document-statistic meta:table-count="0" meta:image-count="0" meta:object-count="0" meta:page-count="7" meta:paragraph-count="191" meta:word-count="2534" meta:character-count="12294" meta:non-whitespace-character-count="10119"/>
  </office:meta>
</office:document-meta>
</file>